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1cab" officeooo:paragraph-rsid="001e1c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1. Exploratory Analysis</text:p>
      <text:p text:style-name="P1"/>
      <text:p text:style-name="P1">2. Clustering</text:p>
      <text:p text:style-name="P1"/>
      <text:p text:style-name="P1">3. Classification</text:p>
      <text:p text:style-name="P1"/>
      <text:p text:style-name="P1">4. Reflection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2:34:59.847087526</meta:creation-date>
    <meta:generator>LibreOffice/24.2.5.2$Linux_X86_64 LibreOffice_project/420$Build-2</meta:generator>
    <dc:date>2024-09-27T12:39:44.893342192</dc:date>
    <meta:editing-duration>PT4M45S</meta:editing-duration>
    <meta:editing-cycles>1</meta:editing-cycles>
    <meta:document-statistic meta:table-count="0" meta:image-count="0" meta:object-count="0" meta:page-count="1" meta:paragraph-count="4" meta:word-count="9" meta:character-count="66" meta:non-whitespace-character-count="61"/>
  </office:meta>
</office:document-meta>
</file>